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0ea" officeooo:paragraph-rsid="001b00ea"/>
    </style:style>
    <style:style style:name="P2" style:family="paragraph" style:parent-style-name="Standard">
      <style:text-properties officeooo:rsid="001c123c" officeooo:paragraph-rsid="001c123c"/>
    </style:style>
    <style:style style:name="P3" style:family="paragraph" style:parent-style-name="Standard">
      <style:text-properties officeooo:rsid="001d8c71" officeooo:paragraph-rsid="001d8c71"/>
    </style:style>
    <style:style style:name="P4" style:family="paragraph" style:parent-style-name="Standard">
      <style:text-properties officeooo:rsid="001d8d37" officeooo:paragraph-rsid="001d8d37"/>
    </style:style>
    <style:style style:name="P5" style:family="paragraph" style:parent-style-name="Standard">
      <style:text-properties officeooo:rsid="001e1443" officeooo:paragraph-rsid="001e1443"/>
    </style:style>
    <style:style style:name="P6" style:family="paragraph" style:parent-style-name="Standard">
      <style:text-properties officeooo:rsid="0021e346" officeooo:paragraph-rsid="0021e346"/>
    </style:style>
    <style:style style:name="P7" style:family="paragraph" style:parent-style-name="Standard">
      <style:text-properties officeooo:rsid="002399e7" officeooo:paragraph-rsid="002399e7"/>
    </style:style>
    <style:style style:name="P8" style:family="paragraph" style:parent-style-name="Standard">
      <style:paragraph-properties fo:break-before="page"/>
      <style:text-properties officeooo:rsid="002cba8d" officeooo:paragraph-rsid="002cba8d"/>
    </style:style>
    <style:style style:name="P9" style:family="paragraph" style:parent-style-name="Standard">
      <style:text-properties officeooo:rsid="002cba8d" officeooo:paragraph-rsid="002cba8d"/>
    </style:style>
    <style:style style:name="P10" style:family="paragraph" style:parent-style-name="Standard">
      <style:text-properties officeooo:rsid="002e6f4c" officeooo:paragraph-rsid="002e6f4c"/>
    </style:style>
    <style:style style:name="P11" style:family="paragraph" style:parent-style-name="Standard">
      <style:paragraph-properties fo:break-before="page"/>
      <style:text-properties officeooo:rsid="002f70dd" officeooo:paragraph-rsid="002f70dd"/>
    </style:style>
    <style:style style:name="P12" style:family="paragraph" style:parent-style-name="Standard">
      <style:text-properties officeooo:rsid="002f70dd" officeooo:paragraph-rsid="002f70dd"/>
    </style:style>
    <style:style style:name="P13" style:family="paragraph" style:parent-style-name="Standard">
      <style:text-properties officeooo:rsid="00365a5e" officeooo:paragraph-rsid="00365a5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eed7"/>
    </style:style>
    <style:style style:name="T3" style:family="text">
      <style:text-properties officeooo:rsid="0036e1ac"/>
    </style:style>
    <style:style style:name="T4" style:family="text">
      <style:text-properties officeooo:rsid="0037aa3d"/>
    </style:style>
    <style:style style:name="T5" style:family="text">
      <style:text-properties officeooo:rsid="003859b7"/>
    </style:style>
    <style:style style:name="T6" style:family="text">
      <style:text-properties officeooo:rsid="0038c507"/>
    </style:style>
    <style:style style:name="T7" style:family="text">
      <style:text-properties officeooo:rsid="003a2b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Assignment 2</text:p>
      <text:p text:style-name="P1"/>
      <text:p text:style-name="P1">2.9</text:p>
      <text:p text:style-name="P1">import java.util.Scanner;</text:p>
      <text:p text:style-name="P1"/>
      <text:p text:style-name="P1">public class <text:span text:style-name="T3">Acceleration</text:span>{</text:p>
      <text:p text:style-name="P1"><text:tab/>public static void main (String [] args) {</text:p>
      <text:p text:style-name="P1"><text:tab/><text:tab/>Scanner input = new Scanner (System.in);</text:p>
      <text:p text:style-name="P1"><text:tab/><text:tab/></text:p>
      <text:p text:style-name="P1"><text:tab/><text:tab/>System.out.print("Enter starting Velocity: ");</text:p>
      <text:p text:style-name="P1"><text:tab/><text:tab/>double startVelocity = input.nextDouble();</text:p>
      <text:p text:style-name="P1"><text:tab/><text:tab/></text:p>
      <text:p text:style-name="P1"><text:tab/><text:tab/>System.out.print("Enter ending Velocity: ");</text:p>
      <text:p text:style-name="P1"><text:tab/><text:tab/>double endVelocity = input.nextDouble();</text:p>
      <text:p text:style-name="P1"><text:tab/><text:tab/></text:p>
      <text:p text:style-name="P1"><text:tab/><text:tab/>System.out.print("Enter Time span (in seconds): ");</text:p>
      <text:p text:style-name="P1"><text:tab/><text:tab/>double timeSpan = input.nextDouble();</text:p>
      <text:p text:style-name="P1"><text:tab/><text:tab/></text:p>
      <text:p text:style-name="P1"><text:tab/><text:tab/>double a = (endVelocity - startVelocity)/timeSpan;</text:p>
      <text:p text:style-name="P1"><text:tab/><text:tab/></text:p>
      <text:p text:style-name="P1"><text:tab/><text:tab/>System.out.printf("The average acceleration is: %.2f" + "m/s²\n", a);</text:p>
      <text:p text:style-name="P1"><text:tab/>}</text:p>
      <text:p text:style-name="P1">}</text:p>
      <text:p text:style-name="P1"/>
      <text:p text:style-name="P2">2.19</text:p>
      <text:p text:style-name="P2"/>
      <text:p text:style-name="P3">2.14</text:p>
      <text:p text:style-name="P3">import java.util.Scanner;</text:p>
      <text:p text:style-name="P3"/>
      <text:p text:style-name="P3">public class <text:span text:style-name="T4">BMI1</text:span>{</text:p>
      <text:p text:style-name="P3"><text:tab/>public static void main (String [] args) {</text:p>
      <text:p text:style-name="P3"><text:tab/><text:tab/>Scanner input = new Scanner (System.in);</text:p>
      <text:p text:style-name="P3"><text:tab/><text:tab/></text:p>
      <text:p text:style-name="P3"><text:tab/><text:tab/>System.out.print("Enter Weight in lbs: ");</text:p>
      <text:p text:style-name="P3"><text:tab/><text:tab/>double w = input.nextDouble();</text:p>
      <text:p text:style-name="P3"><text:tab/><text:tab/></text:p>
      <text:p text:style-name="P3"><text:tab/><text:tab/>System.out.print("Enter Height in inches: ");</text:p>
      <text:p text:style-name="P3"><text:tab/><text:tab/>double h = input.nextDouble();</text:p>
      <text:p text:style-name="P3"><text:tab/><text:tab/></text:p>
      <text:p text:style-name="P3"><text:tab/><text:tab/>double weight /* in KG */ = w * 0.45359237;</text:p>
      <text:p text:style-name="P3"><text:tab/><text:tab/>double height /* in Meters */ = h * 0.0254;</text:p>
      <text:p text:style-name="P3"><text:tab/><text:tab/></text:p>
      <text:p text:style-name="P3"><text:tab/><text:tab/>double bmi = weight/(height*height);</text:p>
      <text:p text:style-name="P3"><text:tab/><text:tab/></text:p>
      <text:p text:style-name="P3"><text:tab/><text:tab/>System.out.printf("BMI is %.2f: ", bmi);</text:p>
      <text:p text:style-name="P3"><text:tab/><text:tab/></text:p>
      <text:p text:style-name="P3"><text:tab/>}</text:p>
      <text:p text:style-name="P3">}</text:p>
      <text:p text:style-name="P3"/>
      <text:p text:style-name="P3">2.20</text:p>
      <text:p text:style-name="P3"/>
      <text:p text:style-name="P2"><text:soft-page-break/><text:line-break/>import java.util.Scanner;</text:p>
      <text:p text:style-name="P2"/>
      <text:p text:style-name="P2">public class <text:span text:style-name="T5">IntRate</text:span>{</text:p>
      <text:p text:style-name="P2"><text:tab/>public static void main (String [] args) {</text:p>
      <text:p text:style-name="P2"><text:tab/><text:tab/>Scanner input = new Scanner (System.in);</text:p>
      <text:p text:style-name="P2"><text:tab/><text:tab/></text:p>
      <text:p text:style-name="P2"><text:tab/><text:tab/>System.out.print("Enter balance amount: ");</text:p>
      <text:p text:style-name="P2"><text:tab/><text:tab/>double balance = input.nextDouble();</text:p>
      <text:p text:style-name="P2"><text:tab/><text:tab/></text:p>
      <text:p text:style-name="P2"><text:tab/><text:tab/>System.out.print("Enter Annual Interest Rate (e.g., 10 for 10%): ");</text:p>
      <text:p text:style-name="P2"><text:tab/><text:tab/>double annIntRate = input.nextDouble();</text:p>
      <text:p text:style-name="P2"><text:tab/><text:tab/></text:p>
      <text:p text:style-name="P2"><text:tab/><text:tab/>double interest = balance * (annIntRate/1200);</text:p>
      <text:p text:style-name="P2"><text:tab/><text:tab/></text:p>
      <text:p text:style-name="P2"><text:tab/><text:tab/><text:span text:style-name="T1">System</text:span>.out.printf("The interest is %.2f%n", interest);</text:p>
      <text:p text:style-name="P2"><text:tab/>}</text:p>
      <text:p text:style-name="P2">}</text:p>
      <text:p text:style-name="P2"/>
      <text:p text:style-name="P4">2.4</text:p>
      <text:p text:style-name="P4"/>
      <text:p text:style-name="P4">import java.util.Scanner;</text:p>
      <text:p text:style-name="P4"/>
      <text:p text:style-name="P4">public class <text:span text:style-name="T6">PoundstoKG</text:span>{</text:p>
      <text:p text:style-name="P4"><text:tab/>public static void main (String [] args) {</text:p>
      <text:p text:style-name="P4"><text:tab/><text:tab/>Scanner input = new Scanner (System.in);</text:p>
      <text:p text:style-name="P4"><text:tab/><text:tab/></text:p>
      <text:p text:style-name="P4"><text:tab/><text:tab/>System.out.print("Enter number in pounds: ");</text:p>
      <text:p text:style-name="P4"><text:tab/><text:tab/>double number = input.nextDouble();</text:p>
      <text:p text:style-name="P4"><text:tab/><text:tab/></text:p>
      <text:p text:style-name="P4"><text:tab/><text:tab/>double kgConvert = number * 0.454;</text:p>
      <text:p text:style-name="P4"><text:tab/><text:tab/>System.out.printf("%.2f <text:span text:style-name="T2">pounds</text:span> is %.2f in kilograms %n", number, kgConvert);</text:p>
      <text:p text:style-name="P4"><text:tab/>}</text:p>
      <text:p text:style-name="P4">}</text:p>
      <text:p text:style-name="P4"/>
      <text:p text:style-name="P5">2.23</text:p>
      <text:p text:style-name="P5"/>
      <text:p text:style-name="P5">import java.util.Scanner;</text:p>
      <text:p text:style-name="P5"/>
      <text:p text:style-name="P5">public class <text:span text:style-name="T7">CostOfDriving</text:span>{</text:p>
      <text:p text:style-name="P5"><text:tab/>public static void main (String [] args) {</text:p>
      <text:p text:style-name="P5"><text:tab/><text:tab/>Scanner input = new Scanner (System.in);</text:p>
      <text:p text:style-name="P5"><text:tab/><text:tab/></text:p>
      <text:p text:style-name="P5"><text:tab/><text:tab/>System.out.print("Enter Distance driven (in miles): ");</text:p>
      <text:p text:style-name="P5"><text:tab/><text:tab/>double distance = input.nextDouble();</text:p>
      <text:p text:style-name="P5"><text:tab/><text:tab/></text:p>
      <text:p text:style-name="P5"><text:tab/><text:tab/>System.out.print("Enter miles per gallon: ");</text:p>
      <text:p text:style-name="P5"><text:tab/><text:tab/>double mpg = input.nextDouble();</text:p>
      <text:p text:style-name="P5"><text:tab/><text:tab/></text:p>
      <text:p text:style-name="P5"><text:tab/><text:tab/>System.out.print("Enter price per gallon: ");</text:p>
      <text:p text:style-name="P5"><text:tab/><text:tab/>double ppg = input.nextDouble();</text:p>
      <text:p text:style-name="P5"><text:tab/><text:tab/></text:p>
      <text:p text:style-name="P5"><text:soft-page-break/><text:tab/><text:tab/>double cod = (distance/mpg) * ppg;</text:p>
      <text:p text:style-name="P5"><text:tab/><text:tab/></text:p>
      <text:p text:style-name="P5"><text:tab/><text:tab/>System.out.printf("The cost of driving is %.2f%n", cod);</text:p>
      <text:p text:style-name="P5"><text:tab/>}</text:p>
      <text:p text:style-name="P5">}</text:p>
      <text:p text:style-name="P5"/>
      <text:p text:style-name="P6">2.10</text:p>
      <text:p text:style-name="P6"/>
      <text:p text:style-name="P6">import java.util.Scanner;</text:p>
      <text:p text:style-name="P6"/>
      <text:p text:style-name="P6">public class Jass2{</text:p>
      <text:p text:style-name="P6"><text:tab/>public static void main (String [] args) {</text:p>
      <text:p text:style-name="P6"><text:tab/><text:tab/>Scanner input = new Scanner (System.in);</text:p>
      <text:p text:style-name="P6"><text:tab/><text:tab/></text:p>
      <text:p text:style-name="P6"><text:tab/><text:tab/>System.out.print("Enter the amount of water (in Kg): ");</text:p>
      <text:p text:style-name="P6"><text:tab/><text:tab/>double waterWeight = input.nextDouble();</text:p>
      <text:p text:style-name="P6"><text:tab/><text:tab/></text:p>
      <text:p text:style-name="P6"><text:tab/><text:tab/>System.out.print("Enter initial temperature (in degree Celsius): ");</text:p>
      <text:p text:style-name="P6"><text:tab/><text:tab/>double initTemp = input.nextDouble();</text:p>
      <text:p text:style-name="P6"><text:tab/><text:tab/></text:p>
      <text:p text:style-name="P6"><text:tab/><text:tab/>System.out.print("Enter final temperature (in degree Celsius): ");</text:p>
      <text:p text:style-name="P6"><text:tab/><text:tab/>double finTemp = input.nextDouble();</text:p>
      <text:p text:style-name="P6"><text:tab/><text:tab/></text:p>
      <text:p text:style-name="P6"><text:tab/><text:tab/>double energyQ = waterWeight * (finTemp - initTemp) * 4184;</text:p>
      <text:p text:style-name="P6"><text:tab/><text:tab/></text:p>
      <text:p text:style-name="P6"><text:tab/><text:tab/>System.out.printf("The energy needed is %.2f%n", energyQ);</text:p>
      <text:p text:style-name="P6"><text:tab/>}</text:p>
      <text:p text:style-name="P6">}</text:p>
      <text:p text:style-name="P6"/>
      <text:p text:style-name="P7">2.3</text:p>
      <text:p text:style-name="P7"/>
      <text:p text:style-name="P7">import java.util.Scanner;</text:p>
      <text:p text:style-name="P7"/>
      <text:p text:style-name="P7">public class Jass2{</text:p>
      <text:p text:style-name="P7"><text:tab/>public static void main (String [] args) {</text:p>
      <text:p text:style-name="P7"><text:tab/><text:tab/>Scanner input = new Scanner (System.in);</text:p>
      <text:p text:style-name="P7"><text:tab/><text:tab/></text:p>
      <text:p text:style-name="P7"><text:tab/><text:tab/>System.out.print("Enter the value for feet: ");</text:p>
      <text:p text:style-name="P7"><text:tab/><text:tab/>double feet = input.nextDouble();</text:p>
      <text:p text:style-name="P7"><text:tab/><text:tab/></text:p>
      <text:p text:style-name="P7"><text:tab/><text:tab/>double meter = feet * 0.305;</text:p>
      <text:p text:style-name="P7"><text:tab/><text:tab/></text:p>
      <text:p text:style-name="P7"><text:tab/><text:tab/>System.out.printf("%.2ffeet is %.2fmeters %n", feet, meter);</text:p>
      <text:p text:style-name="P7"><text:tab/>}</text:p>
      <text:p text:style-name="P7">}</text:p>
      <text:p text:style-name="P7"/>
      <text:p text:style-name="P7">2.21</text:p>
      <text:p text:style-name="P7"/>
      <text:p text:style-name="P7">import java.util.Scanner;</text:p>
      <text:p text:style-name="P7"/>
      <text:p text:style-name="P7">public class Jass2{</text:p>
      <text:p text:style-name="P7"><text:tab/>public static void main (String [] args) {</text:p>
      <text:p text:style-name="P7"><text:soft-page-break/><text:tab/><text:tab/>Scanner input = new Scanner (System.in);</text:p>
      <text:p text:style-name="P7"><text:tab/><text:tab/></text:p>
      <text:p text:style-name="P7"><text:tab/><text:tab/>System.out.print("Enter investment amount: ");</text:p>
      <text:p text:style-name="P7"><text:tab/><text:tab/>double invAmt = input.nextDouble();</text:p>
      <text:p text:style-name="P7"><text:tab/><text:tab/></text:p>
      <text:p text:style-name="P7"><text:tab/><text:tab/>System.out.print("Enter annual interest rate in percentage: ");</text:p>
      <text:p text:style-name="P7"><text:tab/><text:tab/>double annIntRate = input.nextDouble();</text:p>
      <text:p text:style-name="P7"><text:tab/><text:tab/></text:p>
      <text:p text:style-name="P7"><text:tab/><text:tab/>System.out.print("Enter number of years: ");</text:p>
      <text:p text:style-name="P7"><text:tab/><text:tab/>double years = input.nextDouble();</text:p>
      <text:p text:style-name="P7"><text:tab/><text:tab/></text:p>
      <text:p text:style-name="P7"><text:tab/><text:tab/>double monIntRate = (annIntRate/100)/12;</text:p>
      <text:p text:style-name="P7"><text:tab/><text:tab/>double futInvVal = invAmt * Math.pow ((1 + monIntRate), (years * 12));</text:p>
      <text:p text:style-name="P7"><text:tab/><text:tab/></text:p>
      <text:p text:style-name="P7"><text:tab/><text:tab/>System.out.printf("Accumulated value is $%.2f%n", futInvVal);</text:p>
      <text:p text:style-name="P7"><text:tab/>}</text:p>
      <text:p text:style-name="P7">}</text:p>
      <text:p text:style-name="P7"/>
      <text:p text:style-name="P7"/>
      <text:p text:style-name="P7">//Write a program that reads a set of integers and then prints the sum of the even and odd integers</text:p>
      <text:p text:style-name="P7"/>
      <text:p text:style-name="P7">import java.util.Scanner;</text:p>
      <text:p text:style-name="P7"/>
      <text:p text:style-name="P7">public class SumEvenOdd{</text:p>
      <text:p text:style-name="P7"><text:tab/>public static void main (String[] args){</text:p>
      <text:p text:style-name="P7"><text:tab/><text:tab/></text:p>
      <text:p text:style-name="P7"><text:tab/><text:tab/>int sumEven = 0;</text:p>
      <text:p text:style-name="P7"><text:tab/><text:tab/>int sumOdd = 0;</text:p>
      <text:p text:style-name="P7"><text:tab/><text:tab/></text:p>
      <text:p text:style-name="P7"><text:tab/>Scanner input = new Scanner(System.in);</text:p>
      <text:p text:style-name="P7"><text:tab/></text:p>
      <text:p text:style-name="P7"><text:tab/>System.out.print("Enter integers (to stop, enter 0): ");</text:p>
      <text:p text:style-name="P7"><text:tab/>int number = input.nextInt();</text:p>
      <text:p text:style-name="P7"><text:tab/></text:p>
      <text:p text:style-name="P7"><text:tab/>while (number != 0){</text:p>
      <text:p text:style-name="P7"><text:tab/> <text:s/>if (number%2 == 0){</text:p>
      <text:p text:style-name="P7"><text:tab/> <text:s text:c="3"/>sumEven += number;</text:p>
      <text:p text:style-name="P7"><text:tab/> <text:s/>}</text:p>
      <text:p text:style-name="P7"><text:tab/> <text:s/>else {</text:p>
      <text:p text:style-name="P7"><text:tab/> <text:s text:c="3"/>sumOdd += number;</text:p>
      <text:p text:style-name="P7"><text:tab/> <text:s/>}</text:p>
      <text:p text:style-name="P7"><text:tab/></text:p>
      <text:p text:style-name="P7"><text:tab/> <text:s/>System.out.print("Enter next integer (0 to stop): ");</text:p>
      <text:p text:style-name="P7"><text:tab/> <text:s/>number = input.nextInt();</text:p>
      <text:p text:style-name="P7"><text:s text:c="2"/>}</text:p>
      <text:p text:style-name="P7"><text:tab/></text:p>
      <text:p text:style-name="P7"><text:tab/>System.out.printf("Sum of even numbers: %d%n", sumEven);</text:p>
      <text:p text:style-name="P7"><text:tab/>System.out.printf("Sum of odd numbers: %d%n", sumOdd);</text:p>
      <text:p text:style-name="P7"><text:tab/>}</text:p>
      <text:p text:style-name="P7">}<text:tab/></text:p>
      <text:p text:style-name="P8">2.7</text:p>
      <text:p text:style-name="P9"/>
      <text:p text:style-name="P9">//Write a program that prompts the user to enter minutes (e.g, 1 billion), and displays the number of years and days for the minutes. For simplicity, assume a year has 365 days.</text:p>
      <text:p text:style-name="P9"/>
      <text:p text:style-name="P9">import java.util.Scanner;</text:p>
      <text:p text:style-name="P9"/>
      <text:p text:style-name="P9">public class Jass2{</text:p>
      <text:p text:style-name="P9"><text:tab/>public static void main (String [] args) {</text:p>
      <text:p text:style-name="P9"><text:tab/> <text:s text:c="3"/>double oneYear = (60 * 24) * 365; //in minutes</text:p>
      <text:p text:style-name="P9"><text:tab/> <text:s text:c="3"/></text:p>
      <text:p text:style-name="P9"><text:tab/><text:tab/> <text:s/>Scanner input = new Scanner (System.in);</text:p>
      <text:p text:style-name="P9"><text:tab/><text:tab/></text:p>
      <text:p text:style-name="P9"><text:tab/><text:tab/>System.out.print("Enter the number of minutes: ");</text:p>
      <text:p text:style-name="P9"><text:tab/><text:tab/>double minutes = input.nextInt();</text:p>
      <text:p text:style-name="P9"><text:tab/><text:tab/></text:p>
      <text:p text:style-name="P9"><text:tab/><text:tab/>double years = minutes / oneYear;</text:p>
      <text:p text:style-name="P9"><text:tab/><text:tab/>double remMins = minutes % oneYear;</text:p>
      <text:p text:style-name="P9"><text:tab/><text:tab/>double days = remMins / (60 * 24);</text:p>
      <text:p text:style-name="P9"><text:tab/><text:tab/></text:p>
      <text:p text:style-name="P9"><text:tab/><text:tab/>System.out.printf("%.0f minutes is the equivalent of %.0f years and %.0f days %n", minutes, years, days);</text:p>
      <text:p text:style-name="P9"><text:tab/>}</text:p>
      <text:p text:style-name="P9">}</text:p>
      <text:p text:style-name="P9"/>
      <text:p text:style-name="P10">2.12</text:p>
      <text:p text:style-name="P10"/>
      <text:p text:style-name="P10">import java.util.Scanner;</text:p>
      <text:p text:style-name="P10"/>
      <text:p text:style-name="P10">public class Jass2{</text:p>
      <text:p text:style-name="P10"><text:tab/>public static void main (String [] args) {<text:tab/> <text:s text:c="3"/></text:p>
      <text:p text:style-name="P10"><text:tab/><text:tab/> <text:s/>Scanner input = new Scanner (System.in);</text:p>
      <text:p text:style-name="P10"><text:tab/><text:tab/> <text:s/></text:p>
      <text:p text:style-name="P10"><text:tab/><text:tab/> <text:s/>System.out.print("Enter number for Speed: " + "m/s");</text:p>
      <text:p text:style-name="P10"><text:tab/><text:tab/> <text:s/>double speed = input.nextDouble();</text:p>
      <text:p text:style-name="P10"><text:tab/><text:tab/> <text:s/></text:p>
      <text:p text:style-name="P10"><text:tab/><text:tab/> <text:s/>System.out.print("Enter number for Acceleration: ");</text:p>
      <text:p text:style-name="P10"><text:tab/><text:tab/> <text:s/>double acc = input.nextDouble();</text:p>
      <text:p text:style-name="P10"><text:tab/><text:tab/> <text:s/></text:p>
      <text:p text:style-name="P10"><text:tab/><text:tab/> <text:s/>double length = Math.pow(speed, 2) / (2 * acc);</text:p>
      <text:p text:style-name="P10"><text:tab/><text:tab/></text:p>
      <text:p text:style-name="P10"><text:tab/><text:tab/> <text:s/>System.out.printf("The minimum runway length for this airplane is %.2f %n", length);</text:p>
      <text:p text:style-name="P10"><text:tab/>}</text:p>
      <text:p text:style-name="P10">}</text:p>
      <text:p text:style-name="P10"/>
      <text:p text:style-name="P10"/>
      <text:p text:style-name="P10"/>
      <text:p text:style-name="P11">2.6</text:p>
      <text:p text:style-name="P12"/>
      <text:p text:style-name="P13">Macwinner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56:19.348136555</meta:creation-date>
    <dc:date>2025-04-27T22:34:58.585747927</dc:date>
    <meta:editing-duration>P1DT11H13M5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6" meta:paragraph-count="215" meta:word-count="758" meta:character-count="5669" meta:non-whitespace-character-count="4732"/>
  </office:meta>
</office:document-meta>
</file>